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B0000047DC3FD491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ccff99" draw:textarea-vertical-align="middle" draw:auto-grow-height="false" fo:min-height="0cm" fo:min-width="0cm"/>
    </style:style>
    <style:style style:name="gr2" style:family="graphic" style:parent-style-name="standard">
      <style:graphic-properties svg:stroke-color="#ffffff" draw:fill="solid" draw:fill-color="#cc99ff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master-page3">
        <draw:custom-shape draw:style-name="gr1" draw:text-style-name="P1" draw:layer="layout" svg:width="9.5cm" svg:height="7cm" svg:x="7cm" svg:y="13.9cm">
          <text:p/>
          <draw:enhanced-geometry svg:viewBox="0 0 21600 21600" draw:text-areas="0 0 21600 21600" draw:type="circular-arrow" draw:modifiers="155.631278451894 4.34270433738659 8658.2651265371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18.1cm" svg:height="13.798cm" draw:transform="skewX (0.0185004900711399) rotate (0.0185004900711399) translate (2.4cm 9.2cm)">
          <text:p/>
          <draw:enhanced-geometry svg:viewBox="0 0 21600 21600" draw:text-areas="0 0 21600 21600" draw:type="circular-arrow" draw:modifiers="160.704144322224 0.966083357500722 8586.4478900453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layer="layout" svg:width="24.663cm" svg:height="29.184cm" svg:x="0cm" svg:y="0cm">
          <draw:image xlink:href="Pictures/10000201000003CB0000047DC3FD491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4.663cm" fo:page-height="29.18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08T15:06:11.358306000</dc:date>
    <meta:document-statistic meta:object-count="3"/>
    <meta:generator>LibreOffice/4.2.4.2$MacOSX_X86_64 LibreOffice_project/63150712c6d317d27ce2db16eb94c2f3d7b699f8</meta:generator>
  </office:meta>
</office:document-meta>
</file>